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textarea-horizontal-align="center" draw:textarea-vertical-align="middle"/>
    </style:style>
    <style:style style:name="gr3" style:family="graphic" style:parent-style-name="standard">
      <style:graphic-properties draw:marker-end="Arrow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2" draw:id="id4" draw:layer="layout" svg:width="4cm" svg:height="2.5cm" svg:x="2cm" svg:y="2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1" draw:text-style-name="P2" draw:id="id2" draw:layer="layout" svg:width="4cm" svg:height="2.5cm" svg:x="9cm" svg:y="2cm">
          <text:p text:style-name="P1">Strategy</text:p>
          <draw:enhanced-geometry svg:viewBox="0 0 21600 21600" draw:type="rectangle" draw:enhanced-path="M 0 0 L 21600 0 21600 21600 0 21600 0 0 Z N"/>
        </draw:custom-shape>
        <draw:custom-shape draw:style-name="gr1" draw:text-style-name="P2" draw:id="id1" draw:layer="layout" svg:width="6cm" svg:height="2.5cm" svg:x="4.5cm" svg:y="7cm">
          <text:p text:style-name="P1">ConcreteStrategyA</text:p>
          <draw:enhanced-geometry svg:viewBox="0 0 21600 21600" draw:type="rectangle" draw:enhanced-path="M 0 0 L 21600 0 21600 21600 0 21600 0 0 Z N"/>
        </draw:custom-shape>
        <draw:custom-shape draw:style-name="gr1" draw:text-style-name="P2" draw:id="id3" draw:layer="layout" svg:width="6cm" svg:height="2.5cm" svg:x="11.5cm" svg:y="7cm">
          <text:p text:style-name="P1">ConcreteStrategyB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7.5cm" svg:y1="7cm" svg:x2="11cm" svg:y2="4.5cm" draw:start-shape="id1" draw:start-glue-point="0" draw:end-shape="id2">
          <text:p text:style-name="P3"/>
        </draw:connector>
        <draw:connector draw:style-name="gr2" draw:text-style-name="P2" draw:layer="layout" svg:x1="14.5cm" svg:y1="7cm" svg:x2="11cm" svg:y2="4.5cm" draw:start-shape="id3" draw:start-glue-point="0" draw:end-shape="id2" draw:end-glue-point="2">
          <text:p text:style-name="P3"/>
        </draw:connector>
        <draw:connector draw:style-name="gr3" draw:text-style-name="P2" draw:layer="layout" svg:x1="6cm" svg:y1="3.25cm" svg:x2="9cm" svg:y2="3.25cm" draw:start-shape="id4" draw:start-glue-point="1" draw:end-shape="id2">
          <text:p text:style-name="P3"/>
        </draw:connector>
        <draw:frame draw:style-name="gr4" draw:text-style-name="P3" draw:layer="layout" svg:width="2cm" svg:height="1.25cm" svg:x="6.5cm" svg:y="2.5cm">
          <draw:text-box>
            <text:p text:style-name="P3">us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A" style:font-family-asian="DejaVuSans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François</meta:initial-creator>
    <meta:creation-date>2008-05-19T22:32:54</meta:creation-date>
    <dc:creator>François</dc:creator>
    <dc:date>2008-05-19T22:35:13</dc:date>
    <meta:editing-cycles>4</meta:editing-cycles>
    <meta:editing-duration>PT2M19S</meta:editing-duration>
    <meta:user-defined meta:name="Info 1"/>
    <meta:user-defined meta:name="Info 2"/>
    <meta:user-defined meta:name="Info 3"/>
    <meta:user-defined meta:name="Info 4"/>
    <meta:document-statistic meta:object-count="8"/>
  </office:meta>
</office:document-meta>
</file>